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sBundleStreamHandler.openConnection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sBundleStreamHandler.URLHandlersBundleStreamHandler( Felix framewo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